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Serif" svg:font-family="'Liberation Sans Serif'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4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FreeMono"/>
    </style:style>
    <style:style style:name="P3" style:family="paragraph">
      <style:text-properties style:font-name="Ubuntu Mono"/>
    </style:style>
    <style:style style:name="P4" style:family="paragraph">
      <style:text-properties style:font-name="Liberation Sans Seri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.7000007629395pt" style:font-size-asian="22.7000007629395pt" style:font-size-complex="22.7000007629395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FreeMono" fo:font-weight="bold" style:font-weight-asian="bold" style:font-weight-complex="bold"/>
    </style:style>
    <style:style style:name="T6" style:family="text">
      <style:text-properties style:font-name="FreeMono"/>
    </style:style>
    <style:style style:name="T7" style:family="text">
      <style:text-properties style:font-name="Ubuntu Mono"/>
    </style:style>
    <style:style style:name="T8" style:family="text">
      <style:text-properties style:font-name="Liberation Sans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aling with the unknow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r’s input</text:p>
              </text:list-item>
              <text:list-item>
                <text:p>User’s system</text:p>
              </text:list-item>
              <text:list-item>
                <text:p>System’s failure</text:p>
              </text:list-item>
              <text:list-item>
                <text:p>Fallback (timeout, 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ays to thin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ditions</text:p>
                <text:list>
                  <text:list-item>
                    <text:p>If / else</text:p>
                  </text:list-item>
                  <text:list-item>
                    <text:p><text:span text:style-name="T2">In control</text:span></text:p>
                  </text:list-item>
                </text:list>
              </text:list-item>
              <text:list-item>
                <text:p><text:span text:style-name="T3">Often you won’t be in contro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cep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 program terminates when it encounters an error</text:p>
              </text:list-item>
              <text:list-item>
                <text:p>Syntax error VS Exception Erro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ceptions in Pyth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4">All exceptions inherit from the base class Exception</text:span></text:p>
              </text:list-item>
              <text:list-item>
                <text:p><text:span text:style-name="T4">Exceptions “bubbles up”</text:span></text:p>
              </text:list-item>
              <text:list-item>
                <text:p><text:span text:style-name="T4">Try / Catch / Finally blocks</text:span></text:p>
                <text:p/>
              </text:list-item>
            </text:list>
          </draw:text-box>
        </draw:frame>
        <draw:frame draw:style-name="gr2" draw:text-style-name="P2" draw:layer="layout" svg:width="17cm" svg:height="6.496cm" svg:x="8.6cm" svg:y="8.4cm">
          <draw:text-box>
            <text:p><text:span text:style-name="T5">try</text:span><text:span text:style-name="T6">:</text:span></text:p>
            <text:p><text:span text:style-name="T6"><text:s text:c="2"/></text:span><text:span text:style-name="T6"># do something</text:span></text:p>
            <text:p><text:span text:style-name="T6"><text:s text:c="2"/></text:span><text:span text:style-name="T6"># protect it with a try block</text:span></text:p>
            <text:p><text:span text:style-name="T5">catch</text:span><text:span text:style-name="T6"> Exception as e:</text:span></text:p>
            <text:p><text:span text:style-name="T6"><text:s text:c="2"/></text:span><text:span text:style-name="T6"># do something with exception</text:span></text:p>
            <text:p><text:span text:style-name="T6"><text:s text:c="2"/></text:span><text:span text:style-name="T6"># stabilize the program</text:span></text:p>
            <text:p><text:span text:style-name="T5">finally</text:span><text:span text:style-name="T6">:</text:span></text:p>
            <text:p><text:span text:style-name="T6"><text:s text:c="2"/></text:span><text:span text:style-name="T6"># whatever happens, goes here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s</text:p>
          </draw:text-box>
        </draw:frame>
        <draw:frame presentation:style-name="pr4" draw:text-style-name="P3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ais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7">raise Exception(“I’m raising an exception”)</text:span></text:p>
              </text:list-item>
              <text:list-item>
                <text:p><text:span text:style-name="T8">Inherit from Exception</text:span></text:p>
              </text:list-item>
              <text:list-item>
                <text:p><text:span text:style-name="T7">raise ValueError(“I’m raising an exception”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ample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ice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<text:span text:style-name="T8">Create a function that takes a question, a response </text:span><text:span text:style-name="T8">and a number of seconds</text:span></text:p>
              </text:list-item>
              <text:list-item>
                <text:p text:style-name="P4"><text:span text:style-name="T8">Do a while loop, if the response is valid, the user </text:span><text:span text:style-name="T8">wins</text:span></text:p>
              </text:list-item>
              <text:list-item>
                <text:p text:style-name="P4"><text:span text:style-name="T8">The user can try as long as the time stays within </text:span><text:span text:style-name="T8">the number of seconds</text:span></text:p>
              </text:list-item>
              <text:list-item>
                <text:p text:style-name="P4"><text:span text:style-name="T8">If there is the time is up, raise an exception named </text:span><text:span text:style-name="T8">“ItWasTooLongException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Serif" svg:font-family="'Liberation Sans Serif'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10H20M26S</meta:editing-duration>
    <meta:editing-cycles>47</meta:editing-cycles>
    <meta:generator>LibreOffice/6.0.7.3$Linux_X86_64 LibreOffice_project/00m0$Build-3</meta:generator>
    <dc:title>Bright Blue</dc:title>
    <dc:date>2023-04-24T20:54:00.017652217</dc:date>
    <meta:document-statistic meta:object-count="59"/>
  </office:meta>
</office:document-meta>
</file>